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8611" officeooo:paragraph-rsid="00188611"/>
    </style:style>
    <style:style style:name="T1" style:family="text">
      <style:text-properties officeooo:rsid="001886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Classe 1</text:p>
          </table:table-cell>
          <table:table-cell table:style-name="Table1.A1" office:value-type="string">
            <text:p text:style-name="P1">Classe 2</text:p>
          </table:table-cell>
          <table:table-cell table:style-name="Table1.A1" office:value-type="string">
            <text:p text:style-name="P1">Classe 3</text:p>
          </table:table-cell>
          <table:table-cell table:style-name="Table1.A1" office:value-type="string">
            <text:p text:style-name="P1">Classe 4</text:p>
          </table:table-cell>
          <table:table-cell table:style-name="Table1.F1" office:value-type="string">
            <text:p text:style-name="P1">Classe 5</text:p>
          </table:table-cell>
        </table:table-row>
        <table:table-row>
          <table:table-cell table:style-name="Table1.A2" office:value-type="string">
            <text:p text:style-name="P1">a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><text:s text:c="9"/><text:span text:style-name="T1">X</text:span>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><text:s text:c="9"/><text:span text:style-name="T1">X</text:span>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9"/><text:span text:style-name="T1">X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9"/><text:span text:style-name="T1">X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><text:s text:c="9"/><text:span text:style-name="T1">X</text:span>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><text:s text:c="9"/><text:span text:style-name="T1">X</text:span></text:p>
          </table:table-cell>
          <table:table-cell table:style-name="Table1.A2" office:value-type="string">
            <text:p text:style-name="Table_20_Contents"><text:s text:c="8"/><text:span text:style-name="T1">X</text:span>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5:01:47.330225855</meta:creation-date>
    <dc:date>2019-02-20T05:12:11.345752740</dc:date>
    <meta:editing-duration>PT9S</meta:editing-duration>
    <meta:editing-cycles>1</meta:editing-cycles>
    <meta:document-statistic meta:table-count="1" meta:image-count="0" meta:object-count="0" meta:page-count="1" meta:paragraph-count="26" meta:word-count="31" meta:character-count="187" meta:non-whitespace-character-count="56"/>
    <meta:generator>LibreOffice/5.1.6.2$Linux_X86_64 LibreOffice_project/10m0$Build-2</meta:generator>
  </office:meta>
</office:document-meta>
</file>